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l Sound Effects produced with Bfxr:<text:line-break/><text:a xlink:type="simple" xlink:href="https://www.bfxr.net/" text:style-name="Internet_20_link" text:visited-style-name="Visited_20_Internet_20_Link">https://www.bfxr.net/</text:a></text:p>
      <text:p text:style-name="Standard"/>
      <text:p text:style-name="Standard">Title Theme provided by Doctor_Dreamchip at FreeSound.org:</text:p>
      <text:p text:style-name="Standard"><text:a xlink:type="simple" xlink:href="https://freesound.org/people/Doctor_Dreamchip/" text:style-name="Internet_20_link" text:visited-style-name="Visited_20_Internet_20_Link">https://freesound.org/people/Doctor_Dreamchip/</text:a></text:p>
      <text:p text:style-name="Standard"><text:a xlink:type="simple" xlink:href="https://freesound.org/people/Doctor_Dreamchip/sounds/436507/" text:style-name="Internet_20_link" text:visited-style-name="Visited_20_Internet_20_Link">https://freesound.org/people/Doctor_Dreamchip/sounds/436507/</text:a></text:p>
      <text:p text:style-name="Standard">436507__doctor-dreamchip__2018-08-02.wav</text:p>
      <text:p text:style-name="Standard">Converted to Mp3 for my own use.</text:p>
      <text:p text:style-name="Standard"/>
      <text:p text:style-name="Standard">All other music courtesy of Frankum on FreeSound.org:</text:p>
      <text:p text:style-name="Standard"><text:a xlink:type="simple" xlink:href="https://freesound.org/people/frankum/" text:style-name="Internet_20_link" text:visited-style-name="Visited_20_Internet_20_Link">https://freesound.org/people/frankum/</text:a></text:p>
      <text:p text:style-name="Standard"/>
      <text:p text:style-name="Standard">Ice Arena track provided by:<text:line-break/><text:a xlink:type="simple" xlink:href="https://freesound.org/people/frankum/sounds/418321/" text:style-name="Internet_20_link" text:visited-style-name="Visited_20_Internet_20_Link">https://freesound.org/people/frankum/sounds/418321/</text:a></text:p>
      <text:p text:style-name="Standard">418321__frankum__wrapped-in-dreams-base-track-02.mp3</text:p>
      <text:p text:style-name="Standard"/>
      <text:p text:style-name="Standard">Pink Dungeon Arena track provided by:</text:p>
      <text:p text:style-name="Standard"><text:a xlink:type="simple" xlink:href="https://freesound.org/people/frankum/sounds/453072/" text:style-name="Internet_20_link" text:visited-style-name="Visited_20_Internet_20_Link">https://freesound.org/people/frankum/sounds/453072/</text:a></text:p>
      <text:p text:style-name="Standard">453072__frankum__eleonor-s-will.mp3</text:p>
      <text:p text:style-name="Standard"/>
      <text:p text:style-name="Standard">Options Menu theme provided by:</text:p>
      <text:p text:style-name="Standard"><text:a xlink:type="simple" xlink:href="https://freesound.org/people/frankum/sounds/439512/" text:style-name="Internet_20_link" text:visited-style-name="Visited_20_Internet_20_Link">https://freesound.org/people/frankum/sounds/439512/</text:a></text:p>
      <text:p text:style-name="Standard">439512__frankum__live-techno-loop-bass-n-drum-loop.mp3</text:p>
      <text:p text:style-name="Standard"/>
      <text:p text:style-name="Standard">Purple Dungeon Arena track provided by:</text:p>
      <text:p text:style-name="Standard"><text:a xlink:type="simple" xlink:href="https://freesound.org/people/frankum/sounds/437528/" text:style-name="Internet_20_link" text:visited-style-name="Visited_20_Internet_20_Link">https://freesound.org/people/frankum/sounds/437528/</text:a></text:p>
      <text:p text:style-name="Standard">437528__frankum__progressive-element-electronic-track.mp3</text:p>
      <text:p text:style-name="Standard"/>
      <text:p text:style-name="Standard">Level Select and Character Select Screen track provided by:</text:p>
      <text:p text:style-name="Standard"><text:a xlink:type="simple" xlink:href="https://freesound.org/people/frankum/sounds/437064/" text:style-name="Internet_20_link" text:visited-style-name="Visited_20_Internet_20_Link">https://freesound.org/people/frankum/sounds/437064/</text:a></text:p>
      <text:p text:style-name="Standard">437064__frankum__loop-in-progression-dance-music.mp3</text:p>
      <text:p text:style-name="Standard"/>
      <text:p text:style-name="Standard">Desert Arena track provided by:</text:p>
      <text:p text:style-name="Standard"><text:a xlink:type="simple" xlink:href="https://freesound.org/people/frankum/sounds/426470/" text:style-name="Internet_20_link" text:visited-style-name="Visited_20_Internet_20_Link">https://freesound.org/people/frankum/sounds/426470/</text:a></text:p>
      <text:p text:style-name="Standard">426470__frankum__electronic-music-track-x1.mp3</text:p>
      <text:p text:style-name="Standard"/>
      <text:p text:style-name="Standard">Spike Arena track provided by:</text:p>
      <text:p text:style-name="Standard"><text:a xlink:type="simple" xlink:href="https://freesound.org/people/frankum/sounds/414212/" text:style-name="Internet_20_link" text:visited-style-name="Visited_20_Internet_20_Link">https://freesound.org/people/frankum/sounds/414212/</text:a></text:p>
      <text:p text:style-name="Standard">414212__frankum__invisible-world-base-track-electro-pop.mp3</text:p>
      <text:p text:style-name="Standard"/>
      <text:p text:style-name="Standard">Green Arena track provided by:</text:p>
      <text:p text:style-name="Standard"><text:a xlink:type="simple" xlink:href="https://freesound.org/people/frankum/sounds/442285/" text:style-name="Internet_20_link" text:visited-style-name="Visited_20_Internet_20_Link">https://freesound.org/people/frankum/sounds/442285/</text:a></text:p>
      <text:p text:style-name="Standard">442285__frankum__glass-bass-music-track.mp3</text:p>
      <text:p text:style-name="Standard"/>
      <text:p text:style-name="Standard">Castle Arena track provided by:</text:p>
      <text:p text:style-name="Standard"><text:a xlink:type="simple" xlink:href="https://freesound.org/people/batmetal/sounds/391433/" text:style-name="Internet_20_link" text:visited-style-name="Visited_20_Internet_20_Link">https://freesound.org/people/batmetal/sounds/391433/</text:a></text:p>
      <text:p text:style-name="Standard">391433__batmetal__halloween-8-bit-forward-reverse.mp3</text:p>
      <text:p text:style-name="Standard"/>
      <text:p text:style-name="Standard">Jungle Arena track provided by:</text:p>
      <text:p text:style-name="Standard"><text:a xlink:type="simple" xlink:href="https://freesound.org/people/Andrewkn/sounds/404460/" text:style-name="Internet_20_link" text:visited-style-name="Visited_20_Internet_20_Link">https://freesound.org/people/Andrewkn/sounds/404460/</text:a></text:p>
      <text:p text:style-name="Standard">404460__andrewkn__drops.wav</text:p>
      <text:p text:style-name="Standard">Converted to Mp3 for my own use.</text:p>
      <text:p text:style-name="Standard"><text:soft-page-break/></text:p>
      <text:p text:style-name="Standard">Fire Dungeon Arena track provided by:</text:p>
      <text:p text:style-name="Standard"><text:a xlink:type="simple" xlink:href="https://freesound.org/people/frankum/sounds/426472/" text:style-name="Internet_20_link" text:visited-style-name="Visited_20_Internet_20_Link">https://freesound.org/people/frankum/sounds/426472/</text:a></text:p>
      <text:p text:style-name="Standard">426472__frankum__gear-infinite-010-electronic-loop-mode.wav</text:p>
      <text:p text:style-name="Standard">Converted to Mp3 for my own u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9M54S</meta:editing-duration>
    <meta:editing-cycles>25</meta:editing-cycles>
    <meta:generator>OpenOffice/4.1.6$Win32 OpenOffice.org_project/416m1$Build-9790</meta:generator>
    <dc:date>2019-12-09T16:02:44.69</dc:date>
    <meta:document-statistic meta:table-count="0" meta:image-count="0" meta:object-count="0" meta:page-count="2" meta:paragraph-count="42" meta:word-count="131" meta:character-count="1934"/>
    <meta:user-defined meta:name="Info 1"/>
    <meta:user-defined meta:name="Info 2"/>
    <meta:user-defined meta:name="Info 3"/>
    <meta:user-defined meta:name="Info 4"/>
  </office:meta>
</office:document-meta>
</file>